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78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X</text:p>
          </table:table-cell>
          <table:table-cell table:number-columns-repeated="78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‘*’</text:p>
          </table:table-cell>
          <table:table-cell table:number-columns-repeated="6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‘+’</text:p>
          </table:table-cell>
          <table:table-cell table:number-columns-repeated="6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9"/>
          <table:table-cell office:value-type="string" calcext:value-type="string">
            <text:p>‘*’</text:p>
          </table:table-cell>
          <table:table-cell table:number-columns-repeated="17"/>
          <table:table-cell office:value-type="string" calcext:value-type="string">
            <text:p>‘+’</text:p>
          </table:table-cell>
          <table:table-cell table:number-columns-repeated="17"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14"/>
          <table:table-cell office:value-type="string" calcext:value-type="string">
            <text:p>I</text:p>
          </table:table-cell>
          <table:table-cell table:number-columns-repeated="12" office:value-type="string" calcext:value-type="string">
            <text:p>A</text:p>
          </table:table-cell>
          <table:table-cell table:number-columns-repeated="3"/>
          <table:table-cell table:number-columns-repeated="15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3"/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4"/>
          <table:table-cell office:value-type="string" calcext:value-type="string">
            <text:p>I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18"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14"/>
          <table:table-cell office:value-type="string" calcext:value-type="string">
            <text:p>I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‘*’</text:p>
          </table:table-cell>
          <table:table-cell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14"/>
          <table:table-cell office:value-type="string" calcext:value-type="string">
            <text:p>I</text:p>
          </table:table-cell>
          <table:table-cell table:number-columns-repeated="30"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14"/>
          <table:table-cell office:value-type="string" calcext:value-type="string">
            <text:p>I</text:p>
          </table:table-cell>
          <table:table-cell table:number-columns-repeated="30"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‘*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42" office:value-type="string" calcext:value-type="string">
            <text:p>A</text:p>
          </table:table-cell>
          <table:table-cell/>
          <table:table-cell office:value-type="string" calcext:value-type="string">
            <text:p>‘+’</text:p>
          </table:table-cell>
          <table:table-cell/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‘+’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20"/>
          <table:table-cell office:value-type="string" calcext:value-type="string">
            <text:p>I</text:p>
          </table:table-cell>
          <table:table-cell table:number-columns-repeated="24"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I</text:p>
          </table:table-cell>
          <table:table-cell table:number-columns-repeated="43"/>
          <table:table-cell office:value-type="string" calcext:value-type="string">
            <text:p>‘*’</text:p>
          </table:table-cell>
          <table:table-cell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‘*’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‘*’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19"/>
          <table:table-cell office:value-type="string" calcext:value-type="string">
            <text:p>‘+’</text:p>
          </table:table-cell>
          <table:table-cell table:number-columns-repeated="16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‘+’</text:p>
          </table:table-cell>
          <table:table-cell table:number-columns-repeated="1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15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‘*’</text:p>
          </table:table-cell>
          <table:table-cell table:number-columns-repeated="18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15"/>
          <table:table-cell office:value-type="string" calcext:value-type="string">
            <text:p>I</text:p>
          </table:table-cell>
          <table:table-cell table:number-columns-repeated="20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15"/>
          <table:table-cell office:value-type="string" calcext:value-type="string">
            <text:p>I</text:p>
          </table:table-cell>
          <table:table-cell table:number-columns-repeated="20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"/>
          <table:table-cell table:number-columns-repeated="37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1"/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1"/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1"/>
          <table:table-cell table:number-columns-repeated="9"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38"/>
          <table:table-cell office:value-type="string" calcext:value-type="string">
            <text:p>‘+’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‘*’</text:p>
          </table:table-cell>
          <table:table-cell table:number-columns-repeated="1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0"/>
          <table:table-cell office:value-type="string" calcext:value-type="string">
            <text:p>‘*’</text:p>
          </table:table-cell>
          <table:table-cell office:value-type="string" calcext:value-type="string">
            <text:p>I</text:p>
          </table:table-cell>
          <table:table-cell table:number-columns-repeated="2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45"/>
          <table:table-cell office:value-type="string" calcext:value-type="string">
            <text:p>‘*’</text:p>
          </table:table-cell>
          <table:table-cell/>
          <table:table-cell office:value-type="string" calcext:value-type="string">
            <text:p>‘#’</text:p>
          </table:table-cell>
          <table:table-cell/>
          <table:table-cell office:value-type="string" calcext:value-type="string">
            <text:p>‘*’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Default" table:number-columns-repeated="80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‘+’ = gravchanger <text:s text:c="9"/>‘*’ = gameover <text:s text:c="9"/>‘#’ = win <text:s text:c="10"/></text:p>
          </table:table-cell>
          <table:table-cell table:style-name="Default"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3:34:37.968081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1:58:38.842085300</meta:creation-date>
    <dc:date>2016-05-12T14:15:02.566202774</dc:date>
    <meta:editing-duration>PT19M</meta:editing-duration>
    <meta:editing-cycles>2</meta:editing-cycles>
    <meta:generator>LibreOffice/5.1.2.2$Linux_X86_64 LibreOffice_project/10m0$Build-2</meta:generator>
    <meta:document-statistic meta:table-count="1" meta:cell-count="450" meta:object-count="0"/>
  </office:meta>
</office:document-meta>
</file>